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6"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17"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officeooo:rsid="0069ad77" officeooo:paragraph-rsid="0069ad77"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94abc9" officeooo:paragraph-rsid="0094abc9"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907865" officeooo:paragraph-rsid="0092b767"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29" style:family="paragraph" style:parent-style-name="Text_20_body">
      <style:paragraph-properties fo:text-align="start" style:justify-single-word="false"/>
      <style:text-properties fo:font-style="normal" fo:font-weight="bold" officeooo:rsid="00907865" officeooo:paragraph-rsid="0092b767" style:font-style-asian="normal" style:font-weight-asian="bold" style:font-style-complex="normal" style:font-weight-complex="bold"/>
    </style:style>
    <style:style style:name="P30" style:family="paragraph" style:parent-style-name="Text_20_body">
      <style:paragraph-properties fo:text-align="start" style:justify-single-word="false"/>
      <style:text-properties fo:font-style="normal" fo:font-weight="bold" officeooo:rsid="0092b767" officeooo:paragraph-rsid="0092b767"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fo:font-style="normal" fo:font-weight="bold" officeooo:rsid="0092b767" officeooo:paragraph-rsid="00959a2d"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font-style="normal" fo:font-weight="bold" officeooo:rsid="0094abc9" officeooo:paragraph-rsid="0094abc9" style:font-style-asian="normal" style:font-weight-asian="bold" style:font-style-complex="normal" style:font-weight-complex="bold"/>
    </style:style>
    <style:style style:name="P33" style:family="paragraph" style:parent-style-name="Text_20_body">
      <style:text-properties fo:font-style="normal" officeooo:rsid="0077ca2a" officeooo:paragraph-rsid="00794a89" style:font-style-asian="normal" style:font-style-complex="normal"/>
    </style:style>
    <style:style style:name="P34" style:family="paragraph" style:parent-style-name="Text_20_body">
      <style:text-properties fo:font-style="normal" officeooo:rsid="00794a89" officeooo:paragraph-rsid="00794a89" style:font-style-asian="normal" style:font-style-complex="normal"/>
    </style:style>
    <style:style style:name="P35" style:family="paragraph" style:parent-style-name="Text_20_body">
      <style:paragraph-properties fo:text-align="start" style:justify-single-word="false"/>
      <style:text-properties officeooo:rsid="005d05e2" officeooo:paragraph-rsid="005d05e2"/>
    </style:style>
    <style:style style:name="P36" style:family="paragraph" style:parent-style-name="Text_20_body">
      <style:text-properties officeooo:paragraph-rsid="006dfb1e"/>
    </style:style>
    <style:style style:name="P37" style:family="paragraph" style:parent-style-name="Text_20_body">
      <style:text-properties officeooo:rsid="0048fd6f" officeooo:paragraph-rsid="006dfb1e"/>
    </style:style>
    <style:style style:name="P38" style:family="paragraph" style:parent-style-name="Text_20_body">
      <style:text-properties officeooo:rsid="00435847" officeooo:paragraph-rsid="006dfb1e"/>
    </style:style>
    <style:style style:name="P39" style:family="paragraph" style:parent-style-name="Text_20_body">
      <style:text-properties officeooo:rsid="00766e58" officeooo:paragraph-rsid="00766e58"/>
    </style:style>
    <style:style style:name="P40" style:family="paragraph" style:parent-style-name="Text_20_body">
      <style:text-properties officeooo:rsid="0076c197" officeooo:paragraph-rsid="0076c197"/>
    </style:style>
    <style:style style:name="P41" style:family="paragraph" style:parent-style-name="Text_20_body">
      <style:text-properties officeooo:rsid="0077ca2a" officeooo:paragraph-rsid="0077ca2a"/>
    </style:style>
    <style:style style:name="P42" style:family="paragraph" style:parent-style-name="Text_20_body">
      <style:text-properties officeooo:rsid="0077ca2a" officeooo:paragraph-rsid="00794a89"/>
    </style:style>
    <style:style style:name="P43" style:family="paragraph" style:parent-style-name="Text_20_body">
      <style:text-properties officeooo:rsid="00907865" officeooo:paragraph-rsid="0091f685"/>
    </style:style>
    <style:style style:name="P44" style:family="paragraph" style:parent-style-name="Text_20_body">
      <style:text-properties officeooo:rsid="00907865" officeooo:paragraph-rsid="00957996"/>
    </style:style>
    <style:style style:name="P45" style:family="paragraph" style:parent-style-name="Text_20_body">
      <style:paragraph-properties fo:text-align="start" style:justify-single-word="false"/>
      <style:text-properties officeooo:rsid="00907865" officeooo:paragraph-rsid="007294cb"/>
    </style:style>
    <style:style style:name="P46" style:family="paragraph" style:parent-style-name="Text_20_body">
      <style:text-properties officeooo:rsid="0091f685" officeooo:paragraph-rsid="0091f685"/>
    </style:style>
    <style:style style:name="P47" style:family="paragraph" style:parent-style-name="Text_20_body">
      <style:text-properties officeooo:paragraph-rsid="0091f685"/>
    </style:style>
    <style:style style:name="P48" style:family="paragraph" style:parent-style-name="Text_20_body">
      <style:text-properties officeooo:rsid="00949f55" officeooo:paragraph-rsid="00949f55"/>
    </style:style>
    <style:style style:name="P49" style:family="paragraph" style:parent-style-name="Text_20_body">
      <style:text-properties officeooo:rsid="00957996" officeooo:paragraph-rsid="00957996"/>
    </style:style>
    <style:style style:name="P50" style:family="paragraph" style:parent-style-name="Text_20_body">
      <style:text-properties officeooo:rsid="009fc01f" officeooo:paragraph-rsid="009fc01f"/>
    </style:style>
    <style:style style:name="P51" style:family="paragraph" style:parent-style-name="Text_20_body">
      <style:text-properties style:font-name="Arial" fo:language="pt" fo:country="BR" officeooo:rsid="00a45c05" officeooo:paragraph-rsid="00a45c05"/>
    </style:style>
    <style:style style:name="P52" style:family="paragraph" style:parent-style-name="Text_20_body">
      <style:paragraph-properties fo:text-align="start" style:justify-single-word="false"/>
      <style:text-properties fo:color="#00a933" fo:font-style="normal" fo:font-weight="bold" officeooo:rsid="005fc970" officeooo:paragraph-rsid="005fc970"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fo:color="#00a933" fo:font-style="normal" fo:font-weight="bold" officeooo:rsid="005dc9e5" officeooo:paragraph-rsid="005dc9e5" style:font-style-asian="normal" style:font-weight-asian="bold" style:font-style-complex="normal" style:font-weight-complex="bold"/>
    </style:style>
    <style:style style:name="P54" style:family="paragraph" style:parent-style-name="Text_20_body">
      <style:paragraph-properties fo:text-align="start" style:justify-single-word="false"/>
      <style:text-properties fo:color="#00a933" fo:font-style="normal" fo:font-weight="bold" officeooo:rsid="007fc823" officeooo:paragraph-rsid="0081bef8" style:font-style-asian="normal" style:font-weight-asian="bold" style:font-style-complex="normal" style:font-weight-complex="bold"/>
    </style:style>
    <style:style style:name="P55" style:family="paragraph" style:parent-style-name="Text_20_body">
      <style:paragraph-properties fo:text-align="start" style:justify-single-word="false"/>
      <style:text-properties fo:color="#00a933" fo:font-style="normal" fo:font-weight="bold" officeooo:rsid="007fc823" officeooo:paragraph-rsid="00822033" style:font-style-asian="normal" style:font-weight-asian="bold" style:font-style-complex="normal" style:font-weight-complex="bold"/>
    </style:style>
    <style:style style:name="P56" style:family="paragraph" style:parent-style-name="Text_20_body">
      <style:paragraph-properties fo:text-align="start" style:justify-single-word="false"/>
      <style:text-properties fo:color="#00a933" fo:font-style="normal" fo:font-weight="bold" officeooo:rsid="00822033" officeooo:paragraph-rsid="00822033" style:font-style-asian="normal" style:font-weight-asian="bold" style:font-style-complex="normal" style:font-weight-complex="bold"/>
    </style:style>
    <style:style style:name="P57" style:family="paragraph" style:parent-style-name="Text_20_body">
      <style:paragraph-properties fo:text-align="start" style:justify-single-word="false"/>
      <style:text-properties fo:color="#00a933" fo:font-style="normal" fo:font-weight="bold" officeooo:rsid="008cf292" officeooo:paragraph-rsid="008cf292" style:font-style-asian="normal" style:font-weight-asian="bold" style:font-style-complex="normal" style:font-weight-complex="bold"/>
    </style:style>
    <style:style style:name="P58" style:family="paragraph" style:parent-style-name="Text_20_body">
      <style:paragraph-properties fo:text-align="start" style:justify-single-word="false"/>
      <style:text-properties fo:color="#00a933" fo:font-style="normal" fo:font-weight="normal" officeooo:rsid="005d821d" officeooo:paragraph-rsid="005dc9e5"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fo:color="#00a933" fo:font-style="normal" fo:font-weight="normal" officeooo:rsid="00588c31" officeooo:paragraph-rsid="00588c31"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fo:color="#00a933" fo:font-style="normal" fo:font-weight="normal" officeooo:rsid="00636ff7" officeooo:paragraph-rsid="00636ff7" style:font-style-asian="normal" style:font-weight-asian="normal" style:font-style-complex="normal" style:font-weight-complex="normal"/>
    </style:style>
    <style:style style:name="P61" style:family="paragraph" style:parent-style-name="Text_20_body">
      <style:paragraph-properties fo:text-align="start" style:justify-single-word="false"/>
      <style:text-properties fo:color="#00a933" fo:font-style="normal" fo:font-weight="normal" officeooo:rsid="0066021f" officeooo:paragraph-rsid="0066021f" style:font-style-asian="normal" style:font-weight-asian="normal" style:font-style-complex="normal" style:font-weight-complex="normal"/>
    </style:style>
    <style:style style:name="P62" style:family="paragraph" style:parent-style-name="Text_20_body">
      <style:paragraph-properties fo:text-align="start" style:justify-single-word="false"/>
      <style:text-properties fo:color="#00a933" officeooo:rsid="004bb8db" officeooo:paragraph-rsid="004bb8db"/>
    </style:style>
    <style:style style:name="P63" style:family="paragraph" style:parent-style-name="Text_20_body">
      <style:text-properties fo:color="#00a933" officeooo:paragraph-rsid="007d09ec"/>
    </style:style>
    <style:style style:name="P64" style:family="paragraph" style:parent-style-name="Text_20_body">
      <style:text-properties fo:color="#00a933" style:font-name="Arial" fo:language="pt" fo:country="BR" officeooo:rsid="00a45c05" officeooo:paragraph-rsid="00a45c05"/>
    </style:style>
    <style:style style:name="P65" style:family="paragraph" style:parent-style-name="Text_20_body">
      <style:text-properties fo:color="#00a933" officeooo:paragraph-rsid="00a45c05"/>
    </style:style>
    <style:style style:name="P66" style:family="paragraph" style:parent-style-name="Text_20_body">
      <style:text-properties fo:color="#00a933" officeooo:rsid="00a637c7" officeooo:paragraph-rsid="00a637c7"/>
    </style:style>
    <style:style style:name="P67" style:family="paragraph" style:parent-style-name="Text_20_body">
      <style:text-properties fo:color="#00a933" officeooo:rsid="00a6673a" officeooo:paragraph-rsid="00a6673a"/>
    </style:style>
    <style:style style:name="P68" style:family="paragraph" style:parent-style-name="Text_20_body">
      <style:text-properties fo:color="#00a933" officeooo:rsid="0081bef8" officeooo:paragraph-rsid="0081bef8"/>
    </style:style>
    <style:style style:name="P69" style:family="paragraph" style:parent-style-name="Text_20_body">
      <style:paragraph-properties fo:text-align="start" style:justify-single-word="false"/>
      <style:text-properties fo:color="#00a933" officeooo:paragraph-rsid="00848d05"/>
    </style:style>
    <style:style style:name="P70" style:family="paragraph" style:parent-style-name="Text_20_body">
      <style:paragraph-properties fo:text-align="start" style:justify-single-word="false"/>
      <style:text-properties fo:color="#00a933" officeooo:paragraph-rsid="00822033"/>
    </style:style>
    <style:style style:name="P71" style:family="paragraph" style:parent-style-name="Text_20_body">
      <style:paragraph-properties fo:text-align="start" style:justify-single-word="false"/>
      <style:text-properties style:use-window-font-color="true" officeooo:rsid="00497fe1" officeooo:paragraph-rsid="00497fe1"/>
    </style:style>
    <style:style style:name="P72" style:family="paragraph" style:parent-style-name="Text_20_body">
      <style:paragraph-properties fo:text-align="start" style:justify-single-word="false"/>
      <style:text-properties style:use-window-font-color="true" fo:font-weight="bold" officeooo:rsid="004bb8db" officeooo:paragraph-rsid="004bb8db" style:font-weight-asian="bold" style:font-weight-complex="bold"/>
    </style:style>
    <style:style style:name="P73" style:family="paragraph" style:parent-style-name="Text_20_body">
      <style:paragraph-properties fo:text-align="start" style:justify-single-word="false"/>
      <style:text-properties style:use-window-font-color="true" officeooo:rsid="004bb8db" officeooo:paragraph-rsid="00a30514"/>
    </style:style>
    <style:style style:name="P74" style:family="paragraph" style:parent-style-name="Text_20_body">
      <style:paragraph-properties fo:text-align="center" style:justify-single-word="false"/>
      <style:text-properties fo:font-weight="normal" officeooo:rsid="0051e985" officeooo:paragraph-rsid="0051e985" style:font-weight-asian="normal" style:font-weight-complex="normal"/>
    </style:style>
    <style:style style:name="P75" style:family="paragraph" style:parent-style-name="Text_20_body">
      <style:paragraph-properties fo:text-align="start" style:justify-single-word="false" fo:break-before="page"/>
      <style:text-properties officeooo:rsid="005d05e2" officeooo:paragraph-rsid="005d05e2"/>
    </style:style>
    <style:style style:name="P76" style:family="paragraph" style:parent-style-name="Text_20_body">
      <style:paragraph-properties fo:break-before="page"/>
      <style:text-properties officeooo:rsid="00907865" officeooo:paragraph-rsid="0091f685"/>
    </style:style>
    <style:style style:name="P77" style:family="paragraph" style:parent-style-name="Standard">
      <style:text-properties fo:color="#00a933" officeooo:rsid="0042194c" officeooo:paragraph-rsid="006dfb1e"/>
    </style:style>
    <style:style style:name="P78" style:family="paragraph" style:parent-style-name="Standard">
      <style:paragraph-properties fo:text-align="start" style:justify-single-word="false"/>
      <style:text-properties fo:font-style="normal" fo:font-weight="normal" officeooo:rsid="000d01f1" officeooo:paragraph-rsid="009d1f5d" style:font-style-asian="normal" style:font-weight-asian="normal" style:font-style-complex="normal" style:font-weight-complex="normal"/>
    </style:style>
    <style:style style:name="P79" style:family="paragraph" style:parent-style-name="Standard">
      <style:text-properties officeooo:rsid="00083d3f" officeooo:paragraph-rsid="009d1f5d"/>
    </style:style>
    <style:style style:name="P80" style:family="paragraph" style:parent-style-name="Standard">
      <style:text-properties officeooo:rsid="000b1f9e" officeooo:paragraph-rsid="009d1f5d"/>
    </style:style>
    <style:style style:name="P81" style:family="paragraph" style:parent-style-name="Standard">
      <style:text-properties officeooo:rsid="000d01f1" officeooo:paragraph-rsid="009d1f5d"/>
    </style:style>
    <style:style style:name="P82" style:family="paragraph" style:parent-style-name="Standard">
      <style:text-properties officeooo:rsid="000e3d53" officeooo:paragraph-rsid="009d1f5d"/>
    </style:style>
    <style:style style:name="P83" style:family="paragraph" style:parent-style-name="Standard">
      <style:text-properties officeooo:rsid="00102c43" officeooo:paragraph-rsid="009d1f5d"/>
    </style:style>
    <style:style style:name="P84" style:family="paragraph" style:parent-style-name="Standard">
      <style:text-properties officeooo:rsid="00143026" officeooo:paragraph-rsid="009d1f5d"/>
    </style:style>
    <style:style style:name="P85" style:family="paragraph" style:parent-style-name="Citação">
      <style:paragraph-properties fo:margin-left="0cm" fo:margin-right="0cm" fo:text-indent="0cm" style:auto-text-indent="false"/>
      <style:text-properties style:use-window-font-color="true" officeooo:paragraph-rsid="00b2ed01"/>
    </style:style>
    <style:style style:name="P86" style:family="paragraph" style:parent-style-name="Heading_20_1">
      <style:text-properties officeooo:rsid="006dfb1e" officeooo:paragraph-rsid="006dfb1e"/>
    </style:style>
    <style:style style:name="P87" style:family="paragraph" style:parent-style-name="Heading_20_1">
      <style:text-properties officeooo:rsid="00766e58" officeooo:paragraph-rsid="00766e58"/>
    </style:style>
    <style:style style:name="P88" style:family="paragraph" style:parent-style-name="Heading_20_1">
      <style:paragraph-properties fo:text-align="start" style:justify-single-word="false"/>
      <style:text-properties officeooo:rsid="0055547a" officeooo:paragraph-rsid="00b2ed01"/>
    </style:style>
    <style:style style:name="P89" style:family="paragraph" style:parent-style-name="Heading_20_1">
      <style:text-properties officeooo:rsid="0055547a" officeooo:paragraph-rsid="00b2ed01"/>
    </style:style>
    <style:style style:name="P90" style:family="paragraph" style:parent-style-name="Heading_20_1">
      <style:text-properties officeooo:rsid="00548c22" officeooo:paragraph-rsid="00b2ed01"/>
    </style:style>
    <style:style style:name="P91" style:family="paragraph" style:parent-style-name="Heading_20_1">
      <style:text-properties officeooo:rsid="00551469" officeooo:paragraph-rsid="00b2ed01"/>
    </style:style>
    <style:style style:name="P92" style:family="paragraph" style:parent-style-name="Heading_20_1">
      <style:text-properties officeooo:paragraph-rsid="00b2ed01"/>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rsid="00a45c05" officeooo:paragraph-rsid="00a45c05"/>
    </style:style>
    <style:style style:name="P95" style:family="paragraph" style:parent-style-name="Heading_20_1">
      <style:paragraph-properties fo:break-before="page"/>
      <style:text-properties officeooo:rsid="00548c22" officeooo:paragraph-rsid="00b2ed01"/>
    </style:style>
    <style:style style:name="P96" style:family="paragraph" style:parent-style-name="Heading_20_2">
      <style:text-properties officeooo:rsid="00794a89" officeooo:paragraph-rsid="00794a89"/>
    </style:style>
    <style:style style:name="P97" style:family="paragraph" style:parent-style-name="Heading_20_2">
      <style:text-properties fo:color="#00a933" fo:font-style="normal" officeooo:rsid="00794a89" style:font-style-asian="normal" style:font-style-complex="normal"/>
    </style:style>
    <style:style style:name="P98" style:family="paragraph" style:parent-style-name="Text_20_body" style:master-page-name="CTM_20__7c__20_Capa">
      <style:paragraph-properties style:page-number="auto"/>
      <style:text-properties fo:color="#00a933"/>
    </style:style>
    <style:style style:name="P99" style:family="paragraph" style:parent-style-name="Text_20_body" style:list-style-name="L1">
      <style:paragraph-properties fo:text-align="start" style:justify-single-word="false"/>
      <style:text-properties fo:font-weight="bold" officeooo:rsid="004cca8f" officeooo:paragraph-rsid="008b990a" style:font-weight-asian="bold" style:font-weight-complex="bold"/>
    </style:style>
    <style:style style:name="P100" style:family="paragraph" style:parent-style-name="Text_20_body" style:list-style-name="L1">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font-style="normal" fo:font-weight="normal" officeooo:rsid="00588c31" officeooo:paragraph-rsid="00b2ed0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636ff7" officeooo:paragraph-rsid="00b2ed01"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4" style:family="paragraph" style:parent-style-name="Text_20_body">
      <style:paragraph-properties fo:text-align="justify"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5d821d" officeooo:paragraph-rsid="00b2ed01"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4bb8db" officeooo:paragraph-rsid="00b2ed01"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officeooo:rsid="005d05e2" officeooo:paragraph-rsid="00822033"/>
    </style:style>
    <style:style style:name="P108" style:family="paragraph" style:parent-style-name="Text_20_body" style:list-style-name="L2">
      <style:paragraph-properties fo:text-align="justify" style:justify-single-word="false"/>
      <style:text-properties style:use-window-font-color="true" officeooo:rsid="0055547a" officeooo:paragraph-rsid="00b2ed01"/>
    </style:style>
    <style:style style:name="P109" style:family="paragraph" style:parent-style-name="Text_20_body" style:list-style-name="L2">
      <style:paragraph-properties fo:text-align="justify" style:justify-single-word="false"/>
      <style:text-properties style:use-window-font-color="true" officeooo:rsid="005c4b36" officeooo:paragraph-rsid="00b2ed01"/>
    </style:style>
    <style:style style:name="P110" style:family="paragraph" style:parent-style-name="Text_20_body">
      <style:paragraph-properties fo:text-align="justify" style:justify-single-word="false"/>
      <style:text-properties officeooo:paragraph-rsid="00b2ed01"/>
    </style:style>
    <style:style style:name="P111" style:family="paragraph" style:parent-style-name="Text_20_body">
      <style:text-properties style:font-name="Arial" fo:language="pt" fo:country="BR" officeooo:rsid="00a45c05" officeooo:paragraph-rsid="00b2ed01"/>
    </style:style>
    <style:style style:name="P112" style:family="paragraph" style:parent-style-name="Text_20_body">
      <style:text-properties officeooo:rsid="00a637c7" officeooo:paragraph-rsid="00b2ed01"/>
    </style:style>
    <style:style style:name="P113" style:family="paragraph" style:parent-style-name="Text_20_body">
      <style:text-properties officeooo:rsid="00a6673a" officeooo:paragraph-rsid="00b2ed01"/>
    </style:style>
    <style:style style:name="P114" style:family="paragraph" style:parent-style-name="Text_20_body">
      <style:text-properties officeooo:paragraph-rsid="00b2ed01"/>
    </style:style>
    <style:style style:name="P115" style:family="paragraph" style:parent-style-name="Text_20_body">
      <style:paragraph-properties fo:text-align="start" style:justify-single-word="false" fo:break-before="page"/>
      <style:text-properties officeooo:rsid="005d05e2" officeooo:paragraph-rsid="005d05e2"/>
    </style:style>
    <style:style style:name="P116" style:family="paragraph" style:parent-style-name="Text_20_body">
      <style:paragraph-properties fo:margin-left="2.501cm" fo:margin-right="0cm" fo:line-height="100%" fo:text-align="justify" style:justify-single-word="false" fo:text-indent="0cm" style:auto-text-indent="false"/>
      <style:text-properties fo:font-size="10pt" officeooo:paragraph-rsid="00b2ed01" style:font-size-asian="10pt" style:font-size-complex="10pt"/>
    </style:style>
    <style:style style:name="P117" style:family="paragraph" style:parent-style-name="Text_20_body">
      <style:paragraph-properties fo:margin-left="2.501cm" fo:margin-right="0cm" fo:text-indent="0cm" style:auto-text-indent="false"/>
      <style:text-properties officeooo:paragraph-rsid="00b2ed01"/>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e96b2" style:font-weight-asian="normal" style:font-weight-complex="normal"/>
    </style:style>
    <style:style style:name="T7" style:family="text">
      <style:text-properties fo:font-weight="normal" officeooo:rsid="0081bef8" style:font-weight-asian="normal" style:font-weight-complex="normal"/>
    </style:style>
    <style:style style:name="T8" style:family="text">
      <style:text-properties fo:font-weight="normal" officeooo:rsid="008d3d1b" style:font-weight-asian="normal" style:font-weight-complex="normal"/>
    </style:style>
    <style:style style:name="T9" style:family="text">
      <style:text-properties fo:font-weight="normal" officeooo:rsid="00907865" style:font-weight-asian="normal" style:font-weight-complex="normal"/>
    </style:style>
    <style:style style:name="T10" style:family="text">
      <style:text-properties fo:font-weight="normal" fo:background-color="transparent" loext:char-shading-value="0"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5dc9e5" style:font-style-asian="italic" style:font-weight-asian="normal" style:font-style-complex="italic" style:font-weight-complex="normal"/>
    </style:style>
    <style:style style:name="T13" style:family="text">
      <style:text-properties fo:font-style="italic" fo:font-weight="normal" officeooo:rsid="005fc970"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55547a"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794a89" style:font-style-asian="normal" style:font-style-complex="normal"/>
    </style:style>
    <style:style style:name="T18" style:family="text">
      <style:text-properties fo:font-style="normal" officeooo:rsid="007a8f63" style:font-style-asian="normal" style:font-style-complex="normal"/>
    </style:style>
    <style:style style:name="T19" style:family="text">
      <style:text-properties fo:font-style="normal" officeooo:rsid="004e772b" style:font-style-asian="normal" style:font-style-complex="normal"/>
    </style:style>
    <style:style style:name="T20" style:family="text">
      <style:text-properties fo:font-style="normal" officeooo:rsid="00551469"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822033" style:font-style-asian="normal" style:font-weight-asian="normal" style:font-style-complex="normal" style:font-weight-complex="normal"/>
    </style:style>
    <style:style style:name="T23" style:family="text">
      <style:text-properties fo:font-style="normal" fo:font-weight="normal" officeooo:rsid="009df4aa" style:font-style-asian="normal" style:font-weight-asian="normal" style:font-style-complex="normal" style:font-weight-complex="normal"/>
    </style:style>
    <style:style style:name="T24" style:family="text">
      <style:text-properties fo:font-style="normal" fo:font-weight="normal" officeooo:rsid="007fc823" style:font-style-asian="normal" style:font-weight-asian="normal" style:font-style-complex="normal" style:font-weight-complex="normal"/>
    </style:style>
    <style:style style:name="T25" style:family="text">
      <style:text-properties fo:font-style="normal" fo:font-weight="normal" officeooo:rsid="0077ca2a" style:font-style-asian="normal" style:font-weight-asian="normal" style:font-style-complex="normal" style:font-weight-complex="normal"/>
    </style:style>
    <style:style style:name="T26" style:family="text">
      <style:text-properties fo:font-style="normal" fo:font-weight="normal" officeooo:rsid="005dc9e5" style:font-style-asian="normal" style:font-weight-asian="normal" style:font-style-complex="normal" style:font-weight-complex="normal"/>
    </style:style>
    <style:style style:name="T27" style:family="text">
      <style:text-properties fo:font-style="normal" fo:font-weight="normal" officeooo:rsid="005fc970" style:font-style-asian="normal" style:font-weight-asian="normal" style:font-style-complex="normal" style:font-weight-complex="normal"/>
    </style:style>
    <style:style style:name="T28" style:family="text">
      <style:text-properties fo:font-style="normal" fo:font-weight="normal" officeooo:rsid="004e772b" style:font-style-asian="normal" style:font-weight-asian="normal" style:font-style-complex="normal" style:font-weight-complex="normal"/>
    </style:style>
    <style:style style:name="T29" style:family="text">
      <style:text-properties fo:font-style="normal" fo:font-weight="normal" officeooo:rsid="0076c197" style:font-style-asian="normal" style:font-weight-asian="normal" style:font-style-complex="normal" style:font-weight-complex="normal"/>
    </style:style>
    <style:style style:name="T30" style:family="text">
      <style:text-properties fo:font-style="normal" fo:font-weight="normal" officeooo:rsid="005a9d3d" style:font-style-asian="normal" style:font-weight-asian="normal" style:font-style-complex="normal" style:font-weight-complex="normal"/>
    </style:style>
    <style:style style:name="T31" style:family="text">
      <style:text-properties fo:font-style="normal" fo:font-weight="normal" officeooo:rsid="00794a89" style:font-style-asian="normal" style:font-weight-asian="normal" style:font-style-complex="normal" style:font-weight-complex="normal"/>
    </style:style>
    <style:style style:name="T32" style:family="text">
      <style:text-properties fo:font-style="normal" fo:font-weight="normal" officeooo:rsid="007a8f63" style:font-style-asian="normal" style:font-weight-asian="normal" style:font-style-complex="normal" style:font-weight-complex="normal"/>
    </style:style>
    <style:style style:name="T33" style:family="text">
      <style:text-properties fo:font-style="normal" fo:background-color="#ffff00" loext:char-shading-value="0" style:font-style-asian="normal" style:font-style-complex="normal"/>
    </style:style>
    <style:style style:name="T34" style:family="text">
      <style:text-properties fo:font-style="normal" fo:font-weight="bold" officeooo:rsid="00822033" style:font-style-asian="normal" style:font-weight-asian="bold" style:font-style-complex="normal" style:font-weight-complex="bold"/>
    </style:style>
    <style:style style:name="T35" style:family="text">
      <style:text-properties fo:font-style="normal" fo:font-weight="bold" officeooo:rsid="007fc823" style:font-style-asian="normal" style:font-weight-asian="bold" style:font-style-complex="normal" style:font-weight-complex="bold"/>
    </style:style>
    <style:style style:name="T36" style:family="text">
      <style:text-properties officeooo:rsid="0054ee47"/>
    </style:style>
    <style:style style:name="T37" style:family="text">
      <style:text-properties officeooo:rsid="005d05e2"/>
    </style:style>
    <style:style style:name="T38" style:family="text">
      <style:text-properties officeooo:rsid="005dc9e5"/>
    </style:style>
    <style:style style:name="T39" style:family="text">
      <style:text-properties officeooo:rsid="0066021f"/>
    </style:style>
    <style:style style:name="T40" style:family="text">
      <style:text-properties officeooo:rsid="0067df32"/>
    </style:style>
    <style:style style:name="T41" style:family="text">
      <style:text-properties officeooo:rsid="0069ad77"/>
    </style:style>
    <style:style style:name="T42" style:family="text">
      <style:text-properties fo:background-color="#ffff00" loext:char-shading-value="0"/>
    </style:style>
    <style:style style:name="T43" style:family="text">
      <style:text-properties fo:background-color="transparent" loext:char-shading-value="0"/>
    </style:style>
    <style:style style:name="T44" style:family="text">
      <style:text-properties officeooo:rsid="006dfb1e"/>
    </style:style>
    <style:style style:name="T45" style:family="text">
      <style:text-properties fo:color="#00a933"/>
    </style:style>
    <style:style style:name="T46" style:family="text">
      <style:text-properties fo:color="#00a933" officeooo:rsid="004732ad"/>
    </style:style>
    <style:style style:name="T47" style:family="text">
      <style:text-properties fo:color="#00a933" fo:background-color="#ffff00" loext:char-shading-value="0"/>
    </style:style>
    <style:style style:name="T48" style:family="text">
      <style:text-properties fo:color="#00a933" officeooo:rsid="004732ad" fo:background-color="#ffff00" loext:char-shading-value="0"/>
    </style:style>
    <style:style style:name="T49" style:family="text">
      <style:text-properties fo:color="#00a933" officeooo:rsid="005d05e2"/>
    </style:style>
    <style:style style:name="T50" style:family="text">
      <style:text-properties fo:color="#00a933" fo:font-weight="bold" style:font-weight-asian="bold" style:font-weight-complex="bold"/>
    </style:style>
    <style:style style:name="T51" style:family="text">
      <style:text-properties fo:color="#00a933" fo:font-style="normal" fo:font-weight="normal" style:font-style-asian="normal" style:font-weight-asian="normal" style:font-style-complex="normal" style:font-weight-complex="normal"/>
    </style:style>
    <style:style style:name="T52" style:family="text">
      <style:text-properties fo:color="#00a933" fo:font-style="normal" fo:font-weight="normal" officeooo:rsid="0077ca2a" style:font-style-asian="normal" style:font-weight-asian="normal" style:font-style-complex="normal" style:font-weight-complex="normal"/>
    </style:style>
    <style:style style:name="T53" style:family="text">
      <style:text-properties officeooo:rsid="007e96b2"/>
    </style:style>
    <style:style style:name="T54" style:family="text">
      <style:text-properties officeooo:rsid="0081bef8"/>
    </style:style>
    <style:style style:name="T55" style:family="text">
      <style:text-properties officeooo:rsid="00907865"/>
    </style:style>
    <style:style style:name="T56" style:family="text">
      <style:text-properties officeooo:rsid="00912ed5"/>
    </style:style>
    <style:style style:name="T57" style:family="text">
      <style:text-properties officeooo:rsid="0091f685"/>
    </style:style>
    <style:style style:name="T58" style:family="text">
      <style:text-properties officeooo:rsid="0092b767"/>
    </style:style>
    <style:style style:name="T59" style:family="text">
      <style:text-properties officeooo:rsid="00949f55"/>
    </style:style>
    <style:style style:name="T60" style:family="text">
      <style:text-properties officeooo:rsid="00957996"/>
    </style:style>
    <style:style style:name="T61" style:family="text">
      <style:text-properties officeooo:rsid="00959a2d"/>
    </style:style>
    <style:style style:name="T62" style:family="text">
      <style:text-properties style:font-name="Arial" fo:language="pt" fo:country="BR" officeooo:rsid="00959a2d"/>
    </style:style>
    <style:style style:name="T63" style:family="text">
      <style:text-properties style:font-name="Arial" fo:language="pt" fo:country="BR" fo:font-style="normal" fo:font-weight="normal" style:font-style-asian="normal" style:font-weight-asian="normal" style:font-style-complex="normal" style:font-weight-complex="normal"/>
    </style:style>
    <style:style style:name="T64" style:family="text">
      <style:text-properties style:font-name="Arial" fo:language="pt" fo:country="BR" fo:font-style="normal" fo:font-weight="normal" officeooo:rsid="009df4aa" style:font-style-asian="normal" style:font-weight-asian="normal" style:font-style-complex="normal" style:font-weight-complex="normal"/>
    </style:style>
    <style:style style:name="T65" style:family="text">
      <style:text-properties style:font-name="Arial" fo:language="pt" fo:country="BR" fo:font-style="normal" fo:font-weight="normal" officeooo:rsid="00a637c7" style:font-style-asian="normal" style:font-weight-asian="normal" style:font-style-complex="normal" style:font-weight-complex="normal"/>
    </style:style>
    <style:style style:name="T66" style:family="text">
      <style:text-properties style:font-name="Arial" fo:language="pt" fo:country="BR" fo:font-style="normal" fo:font-weight="normal" officeooo:rsid="00a6673a" style:font-style-asian="normal" style:font-weight-asian="normal" style:font-style-complex="normal" style:font-weight-complex="normal"/>
    </style:style>
    <style:style style:name="T67" style:family="text">
      <style:text-properties style:font-name="Arial" fo:language="pt" fo:country="BR" fo:font-style="normal" fo:font-weight="normal" officeooo:rsid="007a8f63" style:font-style-asian="normal" style:font-weight-asian="normal" style:font-style-complex="normal" style:font-weight-complex="normal"/>
    </style:style>
    <style:style style:name="T68" style:family="text">
      <style:text-properties style:font-name="Arial" fo:language="pt" fo:country="BR" officeooo:rsid="00a45c05"/>
    </style:style>
    <style:style style:name="T69" style:family="text">
      <style:text-properties style:font-name="Arial" fo:language="pt" fo:country="BR" officeooo:rsid="00a637c7"/>
    </style:style>
    <style:style style:name="T70" style:family="text">
      <style:text-properties style:font-name="Arial" fo:language="pt" fo:country="BR" fo:font-style="italic" officeooo:rsid="00a637c7" style:font-style-asian="italic" style:font-style-complex="italic"/>
    </style:style>
    <style:style style:name="T71" style:family="text">
      <style:text-properties style:font-name="Arial" fo:language="pt" fo:country="BR" fo:font-style="italic" officeooo:rsid="00551469" style:font-style-asian="italic" style:font-style-complex="italic"/>
    </style:style>
    <style:style style:name="T72" style:family="text">
      <style:text-properties style:font-name="Arial" fo:language="pt" fo:country="BR" fo:font-style="italic" fo:font-weight="normal" style:font-style-asian="italic" style:font-weight-asian="normal" style:font-style-complex="italic" style:font-weight-complex="normal"/>
    </style:style>
    <style:style style:name="T73" style:family="text">
      <style:text-properties style:font-name="Arial" fo:language="pt" fo:country="BR" fo:font-style="italic" fo:font-weight="normal" officeooo:rsid="00a637c7" style:font-style-asian="italic" style:font-weight-asian="normal" style:font-style-complex="italic" style:font-weight-complex="normal"/>
    </style:style>
    <style:style style:name="T74" style:family="text">
      <style:text-properties style:font-name="Arial" fo:language="pt" fo:country="BR" fo:font-style="italic" fo:font-weight="normal" officeooo:rsid="00a6673a" style:font-style-asian="italic" style:font-weight-asian="normal" style:font-style-complex="italic" style:font-weight-complex="normal"/>
    </style:style>
    <style:style style:name="T75" style:family="text">
      <style:text-properties style:font-name="Arial" fo:language="pt" fo:country="BR" fo:font-style="italic" fo:font-weight="normal" officeooo:rsid="007a8f63" style:font-style-asian="italic" style:font-weight-asian="normal" style:font-style-complex="italic" style:font-weight-complex="normal"/>
    </style:style>
    <style:style style:name="T76" style:family="text">
      <style:text-properties style:font-name="Arial" fo:language="pt" fo:country="BR" officeooo:rsid="00551469"/>
    </style:style>
    <style:style style:name="T77" style:family="text">
      <style:text-properties fo:color="#c9211e"/>
    </style:style>
    <style:style style:name="T78" style:family="text">
      <style:text-properties officeooo:rsid="009df4aa"/>
    </style:style>
    <style:style style:name="T79" style:family="text">
      <style:text-properties officeooo:rsid="00a8a2c2"/>
    </style:style>
    <style:style style:name="T80" style:family="text">
      <style:text-properties officeooo:rsid="00ad9a1a"/>
    </style:style>
    <style:style style:name="T81" style:family="text">
      <style:text-properties officeooo:rsid="00af58c5"/>
    </style:style>
    <style:style style:name="T82" style:family="text">
      <style:text-properties style:use-window-font-color="true"/>
    </style:style>
    <style:style style:name="T83" style:family="text">
      <style:text-properties style:use-window-font-color="true" fo:font-style="italic" style:font-style-asian="italic" style:font-style-complex="italic"/>
    </style:style>
    <style:style style:name="T84" style:family="text">
      <style:text-properties style:use-window-font-color="true" officeooo:rsid="005c4b36"/>
    </style:style>
    <style:style style:name="T85" style:family="text">
      <style:text-properties style:use-window-font-color="true" officeooo:rsid="005aefe5"/>
    </style:style>
    <style:style style:name="T86" style:family="text">
      <style:text-properties style:use-window-font-color="true" style:font-name="Arial3" fo:font-size="12pt" officeooo:rsid="005fc970" style:font-size-asian="12pt" style:font-size-complex="12pt"/>
    </style:style>
    <style:style style:name="T87" style:family="text">
      <style:text-properties style:use-window-font-color="true" officeooo:rsid="005fc970"/>
    </style:style>
    <style:style style:name="T88" style:family="text">
      <style:text-properties officeooo:rsid="00583363"/>
    </style:style>
    <style:style style:name="T89" style:family="text">
      <style:text-properties fo:font-size="10pt" fo:font-style="normal" fo:font-weight="normal" officeooo:rsid="005fc970" style:font-size-asian="10pt" style:font-style-asian="normal" style:font-weight-asian="normal" style:font-size-complex="10pt" style:font-style-complex="normal" style:font-weight-complex="normal"/>
    </style:style>
    <style:style style:name="T90" style:family="text">
      <style:text-properties officeooo:rsid="005fc970"/>
    </style:style>
    <style:style style:name="T91" style:family="text">
      <style:text-properties officeooo:rsid="005a9d3d"/>
    </style:style>
    <style:style style:name="T92" style:family="text">
      <style:text-properties officeooo:rsid="00551469"/>
    </style:style>
    <style:style style:name="T93" style:family="text">
      <style:text-properties officeooo:rsid="0055547a"/>
    </style:style>
    <style:style style:name="T94" style:family="text">
      <style:text-properties officeooo:rsid="00566d49"/>
    </style:style>
    <style:style style:name="T95" style:family="text">
      <style:text-properties officeooo:rsid="00548c22"/>
    </style:style>
    <style:style style:name="T96" style:family="text">
      <style:text-properties fo:text-transform="uppercase" style:font-name="Arial" fo:font-size="12pt" fo:language="pt" fo:country="BR" fo:font-weight="bold" officeooo:rsid="00551469" style:font-name-asian="Microsoft YaHei" style:font-size-asian="18.2000007629395pt" style:font-weight-asian="bold" style:font-name-complex="Lucida Sans" style:font-size-complex="18.2000007629395pt" style:font-weight-complex="bold"/>
    </style:style>
    <style:style style:name="T97" style:family="text">
      <style:text-properties fo:text-transform="uppercase" style:font-name="Arial" fo:font-size="12pt" fo:language="pt" fo:country="BR" fo:font-weight="bold" officeooo:rsid="0055547a" style:font-name-asian="Microsoft YaHei" style:font-size-asian="18.2000007629395pt" style:font-weight-asian="bold" style:font-name-complex="Lucida Sans" style:font-size-complex="18.2000007629395pt" style:font-weight-complex="bold"/>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L. <text:span text:style-name="T54">GONZÁLEZ, Justo; CARLOS CARDOZA ORLANDI, Justo. </text:span><text:span text:style-name="T4">História do movimento missionário</text:span><text:span text:style-name="T7">. 1ª Edição, São Paulo, SP00: Hagnos, 2008.</text:span></text:p>
      <text:p text:style-name="P68"><text:span text:style-name="T5">PEARCEY, Nancy. </text:span><text:span text:style-name="T2">Verdade Absoluta</text:span><text:span text:style-name="T5">. 1ª Edição, Rio de Janeiro, RJ: Editora CPAD, 2006.</text:span></text:p>
      <text:p text:style-name="P54"><text:span text:style-name="T5">STOTT, John. </text:span>A missão cristã no mundo moderno<text:span text:style-name="T5">. </text:span><text:span text:style-name="T7">1ª Edição. </text:span><text:span text:style-name="T5">Viçosa, MG: Ultimato, 2010.</text:span></text:p>
      <text:p text:style-name="P55"><text:span text:style-name="T6">TURNER, Steve. </text:span><text:span text:style-name="T53">Engolidos pela cultura pop: arte, mídia e consumo: uma abordagem cristã</text:span><text:span text:style-name="T6">. 1ª Edição. Viçosa, MG: Editora Ultimato, 2014.</text:span></text:p>
      <text:p text:style-name="P56"><text:span text:style-name="T6">D. </text:span><text:span text:style-name="T5">PATE, Larry. </text:span>Missiologia: a missão transcultural da igreja<text:span text:style-name="T5">. São Paulo: Editora Vida.</text:span></text:p>
      <text:p text:style-name="P57"><text:span text:style-name="T5">HESSELGRAVE, David </text:span><text:span text:style-name="T8">J</text:span><text:span text:style-name="T5">.. </text:span>A comunicação transcultural do evangelho<text:span text:style-name="T5">. </text:span><text:span text:style-name="T8">Tradução Márcio Loureiro Redondo. São Paulo: Vida Nova, 1994</text:span></text:p>
      <text:p text:style-name="P70"><text:span text:style-name="T22">CAMARGO </text:span><text:span text:style-name="T23">A.</text:span><text:span text:style-name="T22">, </text:span><text:span text:style-name="T64">Eliabe</text:span><text:span text:style-name="T22">. </text:span><text:span text:style-name="T34">Pregação do evangelho: métodos e resultados</text:span><text:span text:style-name="T22">. 2009. 53 fls. TCC – Centro de Treinamento Missionário Vida, Gaspar, 2009.</text:span></text:p>
      <text:p text:style-name="P69"><text:span text:style-name="T24">GREEN, Michael. Estratégia e Métodos Evangelísticos da Igreja Primitiva (Tese). In: GRAHAM, Billy; KIVENGERE, Festo; STOTT, John; ESCOBAR, Samuel; SCHAEFFER, Francis; PADILHA, René; GREEN, Michael; SNYDER, Howard. </text:span><text:span text:style-name="T35">A Missão da Igreja no Mundo de Hoje : As principais palestras do congresso internacional de evangelização mundial realizado em Lausanne, Suíça</text:span><text:span text:style-name="T24">. 3ª Edição. São Paulo, SP: ABU Editora S/C e Belo Horizonte, MG: Visão Mundial, 1989. p.60-63.</text:span></text:p>
      <text:p text:style-name="P43"><text:a xlink:type="simple" xlink:href="https://www.nintendo.com/pt_BR/games/detail/luigis-mansion-3-switch/" text:style-name="Internet_20_link" text:visited-style-name="Visited_20_Internet_20_Link"><text:span text:style-name="T45"/></text:a></text:p>
      <text:p text:style-name="P76"><text:a xlink:type="simple" xlink:href="https://www.nintendo.com/pt_BR/games/detail/luigis-mansion-3-switch/" text:style-name="Internet_20_link" text:visited-style-name="Visited_20_Internet_20_Link">https://www.nintendo.com/pt_BR/games/detail/luigis-mansion-3-switch/</text:a></text:p>
      <text:p text:style-name="P43">→<text:span text:style-name="T57"> </text:span><text:span text:style-name="T60">Uma história </text:span><text:span text:style-name="T61">(</text:span><text:span text:style-name="T60">fixa</text:span><text:span text:style-name="T61">)</text:span></text:p>
      <text:p text:style-name="P43"/>
      <text:p text:style-name="P50"><text:a xlink:type="simple" xlink:href="https://store.playstation.com/pt-br/product/UP9000-CUSA07408_00-00000000GODOFWAR" text:style-name="Internet_20_link" text:visited-style-name="Visited_20_Internet_20_Link">https://store.playstation.com/pt-br/product/UP9000-CUSA07408_00-00000000GODOFWAR</text:a></text:p>
      <text:p text:style-name="P50">→ Uma história (fixa) da mitologia grega</text:p>
      <text:p text:style-name="P50"/>
      <text:p text:style-name="P43"><text:a xlink:type="simple" xlink:href="https://www.playstation.com/pt-br/uncharted/" text:style-name="Internet_20_link" text:visited-style-name="Visited_20_Internet_20_Link">https://www.playstation.com/pt-br/uncharted/</text:a> </text:p>
      <text:p text:style-name="P47"><text:span text:style-name="T55">→</text:span><text:span text:style-name="T57"> </text:span><text:span text:style-name="T58">Uma história </text:span><text:span text:style-name="T62">(fixa)</text:span><text:span text:style-name="T58">, </text:span><text:span text:style-name="T60">com </text:span><text:span text:style-name="T58">liberdade de exploração</text:span></text:p>
      <text:p text:style-name="P47"/>
      <text:p text:style-name="P47"><text:a xlink:type="simple" xlink:href="https://store.steampowered.com/app/207610/The_Walking_Dead/" text:style-name="Internet_20_link" text:visited-style-name="Visited_20_Internet_20_Link">https://store.steampowered.com/app/207610/The_Walking_Dead/</text:a></text:p>
      <text:p text:style-name="P47">→<text:span text:style-name="T61"> Uma história (fixa), com escolhas, mas efetivamente, a história não muda</text:span></text:p>
      <text:p text:style-name="P43"/>
      <text:p text:style-name="P43"><text:a xlink:type="simple" xlink:href="https://undertale.com/" text:style-name="Internet_20_link" text:visited-style-name="Visited_20_Internet_20_Link">https://undertale.com/</text:a></text:p>
      <text:p text:style-name="P43">→<text:span text:style-name="T57"> Suas escolhas importam</text:span></text:p>
      <text:p text:style-name="P49"/>
      <text:p text:style-name="P44"><text:a xlink:type="simple" xlink:href="https://orteil.dashnet.org/cookieclicker/" text:style-name="Internet_20_link" text:visited-style-name="Visited_20_Internet_20_Link">https://orteil.dashnet.org/cookieclicker/</text:a></text:p>
      <text:p text:style-name="P44">→<text:span text:style-name="T59"> Jogos viciantes</text:span></text:p>
      <text:p text:style-name="P43"/>
      <text:p text:style-name="P43"><text:a xlink:type="simple" xlink:href="https://en.wikipedia.org/wiki/Bible_Adventures" text:style-name="Internet_20_link" text:visited-style-name="Visited_20_Internet_20_Link">https://en.wikipedia.org/wiki/Bible_Adventures</text:a></text:p>
      <text:p text:style-name="P29"><text:a xlink:type="simple" xlink:href="https://www.youtube.com/watch?v=T9_A2lZZKFo" text:style-name="Internet_20_link" text:visited-style-name="Visited_20_Internet_20_Link"><text:span text:style-name="T5">https://www.youtube.com/watch?v=T9_A2lZZKFo</text:span></text:a></text:p>
      <text:p text:style-name="P43">→<text:span text:style-name="T56"> </text:span><text:span text:style-name="T57">Noé, Moisés e Davi e Golias</text:span></text:p>
      <text:p text:style-name="P43"><text:a xlink:type="simple" xlink:href="https://crappygames.miraheze.org/wiki/Bible_Adventures" text:style-name="Internet_20_link" text:visited-style-name="Visited_20_Internet_20_Link"><text:span text:style-name="T56">https://crappygames.miraheze.org/wiki/Bible_Adventures</text:span></text:a></text:p>
      <text:p text:style-name="P46">Esse jogo foi um sucesso tão grande que hoje, foi parar na lista de jogos <text:span text:style-name="T78">ruins</text:span></text:p>
      <text:p text:style-name="P47"><text:soft-page-break/><text:a xlink:type="simple" xlink:href="https://www.youtube.com/watch?v=dBVb2WECSLw" text:style-name="Internet_20_link" text:visited-style-name="Visited_20_Internet_20_Link"><text:span text:style-name="T57">https://www.youtube.com/watch?v=dBVb2WECSLw</text:span></text:a></text:p>
      <text:list xml:id="list2807429795" text:style-name="Outline">
        <text:list-item>
          <text:h text:style-name="P93" text:outline-level="1">Outras referências</text:h>
        </text:list-item>
      </text:list>
      <text:p text:style-name="P48">Jogos e saúde</text:p>
      <text:p text:style-name="P46"><text:a xlink:type="simple" xlink:href="https://saude.abril.com.br/medicina/videogame-no-limite-entre-o-bem-e-o-mal/" text:style-name="Internet_20_link" text:visited-style-name="Visited_20_Internet_20_Link">https://saude.abril.com.br/medicina/videogame-no-limite-entre-o-bem-e-o-mal/</text:a></text:p>
      <text:p text:style-name="P46"><text:a xlink:type="simple" xlink:href="https://www.internetmatters.org/pt/resources/online-gaming-advice/online-gaming-the-risks/" text:style-name="Internet_20_link" text:visited-style-name="Visited_20_Internet_20_Link">https://www.internetmatters.org/pt/resources/online-gaming-advice/online-gaming-the-risks/</text:a></text:p>
      <text:p text:style-name="P31"><text:span text:style-name="T9">V</text:span><text:span text:style-name="T5">ideogame: é do bem ou do mal? Como orientar pais</text:span></text:p>
      <text:p text:style-name="P31"><text:a xlink:type="simple" xlink:href="https://www.scielo.br/j/pe/a/TrzgDxHKQfwXKfBQdLC7XXQ/?lang=pt" text:style-name="Internet_20_link" text:visited-style-name="Visited_20_Internet_20_Link"><text:span text:style-name="T9">https://www.scielo.br/j/pe/a/TrzgDxHKQfwXKfBQdLC7XXQ/?lang=pt</text:span></text:a></text:p>
      <text:p text:style-name="P46"/>
      <text:p text:style-name="P48">Influência dos jogos</text:p>
      <text:p text:style-name="P43"><text:a xlink:type="simple" xlink:href="https://create.unity3d.com/2021-game-report" text:style-name="Internet_20_link" text:visited-style-name="Visited_20_Internet_20_Link">https://create.unity3d.com/2021-game-report</text:a></text:p>
      <text:p text:style-name="P43"><text:span text:style-name="T77">*</text:span><text:a xlink:type="simple" xlink:href="https://www.febnet.org.br/portal/" text:style-name="Internet_20_link" text:visited-style-name="Visited_20_Internet_20_Link">https://www.febnet.org.br/portal/</text:a></text:p>
      <text:p text:style-name="P30"><text:span text:style-name="T5">Porque a religião faz parte da temática dos jogos<text:line-break/></text:span><text:a xlink:type="simple" xlink:href="https://alugha.com/article/5a6e9383-8c92-11e7-92a6-e7626feb1d25?lang=por" text:style-name="Internet_20_link" text:visited-style-name="Visited_20_Internet_20_Link"><text:span text:style-name="T9">https://alugha.com/article/5a6e9383-8c92-11e7-92a6-e7626feb1d25?lang=por</text:span></text:a></text:p>
      <text:p text:style-name="P30"><text:a xlink:type="simple" xlink:href="https://twitchadvertising.tv/audience/" text:style-name="Internet_20_link" text:visited-style-name="Visited_20_Internet_20_Link"><text:span text:style-name="T9">https://twitchadvertising.tv/audience/</text:span></text:a></text:p>
      <text:p text:style-name="P25"/>
      <text:p text:style-name="P32"><text:span text:style-name="T9">A</text:span><text:span text:style-name="T5">rtigos</text:span></text:p>
      <text:p text:style-name="P32"><text:a xlink:type="simple" xlink:href="http://www.sbgames.org/sbgames2016/downloads/anais/157024.pdf" text:style-name="Internet_20_link" text:visited-style-name="Visited_20_Internet_20_Link"><text:span text:style-name="T5">http://www.sbgames.org/sbgames2016/downloads/anais/157024.pdf</text:span></text:a></text:p>
      <text:p text:style-name="P24"><text:a xlink:type="simple" xlink:href="http://re.granbery.edu.br/artigos/MTM4.pdf" text:style-name="Internet_20_link" text:visited-style-name="Visited_20_Internet_20_Link">http://re.granbery.edu.br/artigos/MTM4.pdf</text:a></text:p>
      <text:p text:style-name="P31"><text:a xlink:type="simple" xlink:href="http://periodicos.uea.edu.br/index.php/extensaoemrevista/article/download/1377/873/" text:style-name="Internet_20_link" text:visited-style-name="Visited_20_Internet_20_Link"><text:span text:style-name="T9">http://periodicos.uea.edu.br/index.php/extensaoemrevista/article/download/1377/873/</text:span></text:a></text:p>
      <text:p text:style-name="P25"/>
      <text:p text:style-name="P79"/>
      <text:p text:style-name="P80"/>
      <text:p text:style-name="P80"/>
      <text:p text:style-name="P80"/>
      <text:p text:style-name="P80"/>
      <text:p text:style-name="P80"/>
      <text:p text:style-name="P80"><text:soft-page-break/>Entrevista com desenvolvedor de Sheep Master</text:p>
      <text:p text:style-name="P79"><text:a xlink:type="simple" xlink:href="https://www.youtube.com/watch?v=L3495-kjDCk" text:style-name="Internet_20_link" text:visited-style-name="Visited_20_Internet_20_Link">https://www.youtube.com/watch?v=L3495-kjDCk</text:a></text:p>
      <text:p text:style-name="P79"/>
      <text:p text:style-name="P79"/>
      <text:p text:style-name="P81">Tweet perdido no tempo</text:p>
      <text:p text:style-name="P81"><text:a xlink:type="simple" xlink:href="https://twitter.com/educontra/status/9823450401" text:style-name="Internet_20_link" text:visited-style-name="Visited_20_Internet_20_Link">https://twitter.com/educontra/status/9823450401</text:a></text:p>
      <text:p text:style-name="P81"/>
      <text:p text:style-name="P81"/>
      <text:p text:style-name="P81">Jogo da bíblia – teste o seu conhecimento da palavra de Deus</text:p>
      <text:p text:style-name="P81"><text:a xlink:type="simple" xlink:href="https://www.youtube.com/watch?v=yRx6XWzzzdw" text:style-name="Internet_20_link" text:visited-style-name="Visited_20_Internet_20_Link">https://www.youtube.com/watch?v=yRx6XWzzzdw</text:a></text:p>
      <text:p text:style-name="P81"/>
      <text:p text:style-name="P81"/>
      <text:p text:style-name="P82">Cadê os gamers cristãos?</text:p>
      <text:p text:style-name="P81"><text:a xlink:type="simple" xlink:href="https://www.youtube.com/watch?v=JHpTpscPlIg" text:style-name="Internet_20_link" text:visited-style-name="Visited_20_Internet_20_Link">https://www.youtube.com/watch?v=JHpTpscPlIg</text:a></text:p>
      <text:p text:style-name="P81"/>
      <text:p text:style-name="P81"/>
      <text:p text:style-name="P82">Jogo Cristão. Será que existe?</text:p>
      <text:p text:style-name="P81"><text:a xlink:type="simple" xlink:href="https://www.youtube.com/watch?v=48Ez-bE1cms" text:style-name="Internet_20_link" text:visited-style-name="Visited_20_Internet_20_Link">https://www.youtube.com/watch?v=48Ez-bE1cms</text:a></text:p>
      <text:p text:style-name="P81"/>
      <text:p text:style-name="P83">Como manter jogadores interessados (sem ser maldoso)</text:p>
      <text:p text:style-name="P81"><text:a xlink:type="simple" xlink:href="https://www.youtube.com/watch?v=hbzGO_Qonu0" text:style-name="Internet_20_link" text:visited-style-name="Visited_20_Internet_20_Link">https://www.youtube.com/watch?v=hbzGO_Qonu0</text:a></text:p>
      <text:p text:style-name="P81"/>
      <text:p text:style-name="P81"/>
      <text:p text:style-name="P81"><text:a xlink:type="simple" xlink:href="https://educa.ibge.gov.br/criancas/brasil/2697-ie-ibge-educa/jovens/materias-especiais/20787-uso-de-internet-televisao-e-celular-no-brasil.html" text:style-name="Internet_20_link" text:visited-style-name="Visited_20_Internet_20_Link">https://educa.ibge.gov.br/criancas/brasil/2697-ie-ibge-educa/jovens/materias-especiais/20787-uso-de-internet-televisao-e-celular-no-brasil.html</text:a></text:p>
      <text:p text:style-name="P81"/>
      <text:p text:style-name="P81"><text:a xlink:type="simple" xlink:href="https://epocanegocios.globo.com/Brasil/noticia/2020/05/consumo-de-video-e-audio-online-cresce-no-brasil-aponta-pesquisa.html" text:style-name="Internet_20_link" text:visited-style-name="Visited_20_Internet_20_Link">https://epocanegocios.globo.com/Brasil/noticia/2020/05/consumo-de-video-e-audio-online-cresce-no-brasil-aponta-pesquisa.html</text:a></text:p>
      <text:p text:style-name="P81"/>
      <text:p text:style-name="P81"/>
      <text:p text:style-name="P84">Jogos no Brasil</text:p>
      <text:p text:style-name="P81"><text:a xlink:type="simple" xlink:href="https://canaltech.com.br/games/pesquisa-games-brasil-2021-mostra-crescimento-do-consumo-de-jogos-com-isolamento-182208/" text:style-name="Internet_20_link" text:visited-style-name="Visited_20_Internet_20_Link">https://canaltech.com.br/games/pesquisa-games-brasil-2021-mostra-crescimento-do-consumo-de-jogos-com-isolamento-182208/</text:a></text:p>
      <text:p text:style-name="P81"/>
      <text:p text:style-name="P81"><text:a xlink:type="simple" xlink:href="https://www.theenemy.com.br/mobile/pgb-2021-gamers-brasileiros-pandemia" text:style-name="Internet_20_link" text:visited-style-name="Visited_20_Internet_20_Link">https://www.theenemy.com.br/mobile/pgb-2021-gamers-brasileiros-pandemia</text:a></text:p>
      <text:p text:style-name="P78"/>
      <text:p text:style-name="P107"/>
      <text:list xml:id="list213524739385619" text:continue-numbering="true" text:style-name="Outline">
        <text:list-item>
          <text:h text:style-name="P95" text:outline-level="1">A missão da igreja</text:h>
        </text:list-item>
      </text:list>
      <text:p text:style-name="P116"><text:span text:style-name="T82">Finalmente, </text:span><text:span text:style-name="T83">a história das missões ilustra a diversidade do povo de Deus</text:span><text:span text:style-name="T82">, sua extensão sobre a face da terra e a promessa de que </text:span><text:span text:style-name="T83">essa fé não ficará circunstrita a algumas culturas ou regiões geográficas</text:span><text:span text:style-name="T82">, mas que avança por todo o mundo como testemunho vivo da vitalidade da fé do povo de Deus. As missões são o testemunho da atividade do povo de Deus no mundo com todo tipo de pessoas e em todas as circunstâncias. São testemunho do risco que Deus tem aceitado ao compartilhar com seu povo a tare</text:span><text:span text:style-name="T84">f</text:span><text:span text:style-name="T82">a de salvação e reconciliação, </text:span><text:span text:style-name="T83">nunca esgotando caminhos novos para dar a conhecer o evangelho</text:span><text:span text:style-name="T82">. São ta</text:span><text:span text:style-name="T85">m</text:span><text:span text:style-name="T82">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 </text:span><text:span text:style-name="T85">(L. GONZÁLEZ, 2008)</text:span></text:p>
      <text:p text:style-name="P85"/>
      <text:list xml:id="list3286377669" text:style-name="L2">
        <text:list-item>
          <text:p text:style-name="P108">A história das missões ilustra a diversidade do povo de Deus</text:p>
        </text:list-item>
        <text:list-item>
          <text:p text:style-name="P109">Essa fé não ficará circunstrita a algumas culturas ou regiões geográficas</text:p>
        </text:list-item>
        <text:list-item>
          <text:p text:style-name="P108">Nunca esgotando caminhos novos para dar a conhecer o evangelho.</text:p>
        </text:list-item>
      </text:list>
      <text:p text:style-name="P114"><text:span text:style-name="T88">John Stott → </text:span>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37"> <text:s text:c="144"/></text:span></text:p>
      <text:p text:style-name="P101"><text:span text:style-name="T86"><text:tab/>[…] há outro aspecto da missão do Filho que deve ser comparado com a</text:span><text:span text:style-name="T87"> missão da igreja: ele foi enviado ao mundo a fim de servir. Ele não desceu como visitante de outro planeta nem chegou como estrangeiro trazendo consigo sua própria cultura. Ele tomou sobre si nossa humanidade, nossa carne e sangue, nossa </text:span><text:soft-page-break/><text:span text:style-name="T87">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span></text:p>
      <text:list xml:id="list213525066989915" text:continue-list="list213524739385619" text:style-name="Outline">
        <text:list-item>
          <text:h text:style-name="P90" text:outline-level="1">Evangelismo</text:h>
        </text:list-item>
      </text:list>
      <text:p text:style-name="P117"><text:tab/> <text:span text:style-name="T89">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text:span></text:p>
      <text:p text:style-name="P110"><text:tab/><text:span text:style-name="T26">O evangelismo não pode ser definido em termos de </text:span><text:span text:style-name="T12">métodos</text:span><text:span text:style-name="T26">.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text:span><text:soft-page-break/><text:span text:style-name="T26">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110"><text:span text:style-name="T26"><text:tab/></text:span><text:span text:style-name="T27">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3">fiel e contemporânea</text:span><text:span text:style-name="T27">. Uma combinação entre </text:span><text:span text:style-name="T13">verdade e relevância</text:span><text:span text:style-name="T27">.</text:span></text:p>
      <text:p text:style-name="P110"><text:span text:style-name="T27"><text:tab/></text:span><text:span text:style-name="T28">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114"><text:tab/>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102"><text:tab/>Mas em solo gentio era diferente. <text:span text:style-name="T39">Os primeiros evangelisstas se empenhaam numa obra de retradução extensiva, não tanto de palavras como de conceitos. Não </text:span><text:soft-page-break/><text:span text:style-name="T39">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103"><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era praticamente inexistente a consciência de pecado), mas a servidão. Servidão às várias potestades demoníacas que mantêm o homem sob o seu controle, sobretudo o Destino (heimarmene) e a Necessidade (ananche).</text:p>
      <text:p text:style-name="P104"><text:span text:style-name="T90"><text:tab/></text:span><text:span text:style-name="T41">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104"><text:tab/><text:span text:style-name="T41">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text:span><text:soft-page-break/><text:span text:style-name="T41">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span></text:p>
      <text:p text:style-name="P114"/>
      <text:list xml:id="list213525928169564" text:continue-numbering="true" text:style-name="Outline">
        <text:list-item>
          <text:h text:style-name="P89" text:outline-level="1">O mundo dos jogos</text:h>
        </text:list-item>
      </text:list>
      <text:p text:style-name="P114"><text:tab/><text:span text:style-name="T29">Outros dizem que, geralmente, os jogos falam de superioridade, resolução de problemas e vitórias, enquanto a vida cristã tem a ver com o arrependimento, obediência e vida sacrificial. Se a vida de Paulo fosse um jogo, ele não p</text:span><text:span text:style-name="T25">areceria um vencedor – nem Pedro ou João Batista. Em algum sentido, a vida tem a ver com 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114"><text:span text:style-name="T25"><text:tab/></text:span><text:span text:style-name="T30">(Consumir com discernimento)</text:span><text:span text:style-name="T31">C. </text:span><text:span text:style-name="T32">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111"><text:tab/><text:span text:style-name="T91">(Jogos e religião – Extra Credits)</text:span>Videogames não exploram o conceito de fé de maneira alguma. Nunca vemos o mago sem seus poderes mágicos, o mago que não tem nenhuma prova concreta do Deus dele, tentando reconciliar a sua fé com <text:soft-page-break/>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111">Ora, tivemos vários medidores de moralidade nos jogos. Se vamos usar esses sistemas binários, será que não seria um pouco mais interessante se utilizássemos algo como: Fé e Ceticismo, ao invés de utilizar um simplesmedidor do bem e do mal.</text:p>
      <text:p text:style-name="P114"><text:span text:style-name="T68">Por que nunca ninguém parece interessado em tocar no conceito de fé nos jogos? Como esse pode ser </text:span><text:span text:style-name="T69">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70">crença</text:span><text:span text:style-name="T65">. Todo sistema lógico, por necessidade, </text:span><text:span text:style-name="T73">tem</text:span><text:span text:style-name="T65"> que começar com um grupo de </text:span><text:span text:style-name="T73">postulados (axiomas) que são aceitos em fé</text:span><text:span text:style-name="T65">. Toda matemática é construida dessa forma. Assim como, toda ciência depende, não de prova exaustiva, mas em ser “a coisa mais lucrativa que ainda não tem provas de estar errada”.</text:span></text:p>
      <text:p text:style-name="P112"><text:span text:style-name="T63">Hoje, por causa da interatividade dos jogos, talvez tenhamos o melhor método que já houve </text:span><text:span text:style-name="T66">para explorar </text:span><text:span text:style-name="T74">fé</text:span><text:span text:style-name="T66"> de uma maneira honesta e aberta. Não impondo sobre as pessoas o que elas devem fazer, mas verdadeiramente permitindo que as pessoas desenvolvam o conceito por si mesmas. Talvez, esse seja </text:span><text:span text:style-name="T74">o</text:span><text:span text:style-name="T66"> principal meio onde a comunidade dos jogos possa, poderemos olhar o mundo com as lentes do outro ao invés de insistir em dizer uns aos outros quem está certo e quem está errado.</text:span></text:p>
      <text:p text:style-name="P113"><text:span text:style-name="T67">Então, não podemos rejeitar </text:span><text:span text:style-name="T75">fé</text:span><text:span text:style-name="T67"> como um tópico a ser explorado nos jogos. Assim como não podemos ter medo de críticas também. Pois, qualquer um que rejeitar uma exploração séria e transparente de fé, só porque está em um jogo, provavelmente nem compraria o jogo de qualquer forma.</text:span></text:p>
      <text:list xml:id="list213525036612743" text:continue-numbering="true" text:style-name="Outline">
        <text:list-item>
          <text:h text:style-name="P92" text:outline-level="1"><text:soft-page-break/><text:span text:style-name="T92">Povos não alcançados: </text:span><text:span text:style-name="T20">Mundos</text:span><text:span text:style-name="T92"> em trevas</text:span></text:h>
        </text:list-item>
      </text:list>
      <text:p text:style-name="P114"/>
      <text:list xml:id="list213526463513645" text:continue-numbering="true" text:style-name="Outline">
        <text:list-item>
          <text:h text:style-name="P92" text:outline-level="1"><text:span text:style-name="T92">A igreja e sua missão </text:span><text:span text:style-name="T93">de ser luz</text:span></text:h>
        </text:list-item>
      </text:list>
      <text:p text:style-name="P105"><text:span text:style-name="T38"><text:tab/></text:span><text:span text:style-name="T94">Como está escrito no Pacto de Lausanne (1974): </text:span><text:span text:style-name="T38">“Nos envergonhamos por tantos terem sido negligenciados; é uma reprovação constante a nós e a toda a igreja”. </text:span><text:span text:style-name="T94">Acredito que o mundo dos jogos está incluído nos milhares de povos não alcançados citados no Pacto, assim como demonstrados em detalhe por Larry D. Pate em seu livro Missiologia: A missão transcultural do evangelho.</text:span></text:p>
      <text:p text:style-name="P106"><text:tab/>O mundo de hoje e do futuro próximo, por outro lado, é também multifacetado em suas novas nuances propositivas, contornos, perguntas e necessidades. Segundo Howard Snyder, há oito aspectos que caracterizam o mundo emergente. São eles: 1) <text:span text:style-name="T45">Achegada da sociedade global “online”</text:span>; 2) Globalização econômica; 3) A revolução feminista; 4) O meio-ambiente em risco (aquecimento global, extinção de espécies, falta d’água potável etc.); 5) A revolução da física quântica e da genética; 6) <text:span text:style-name="T45">Realidade virtual e inteligência artificial</text:span>; 7) Declínio cultural e econômico dos Estados Unidos e 8) <text:span text:style-name="T45">Cultura Global versus choque global de civilizações</text:span>.</text:p>
      <text:p text:style-name="P106"><text:tab/><text:span text:style-name="T47">Essas diversas facetas demandam da missiologia respostas relevantes</text:span>. Um mundo multifacetado exige pensamento e ação missiológica multidisciplinar. Daí a necessidade de se desenvolver uma missiologia integral, tanto no pensamento teológico quanto na prática ministerial individual e comunitária.</text:p>
      <text:p text:style-name="P106"><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45">Não se refere, contudo, a aprender a fazer exegese do texto bíblico e de seu contexto imediato, mas também, e especialmente, do contexto enquanto realidade da qual se vive.</text:span> <text:span text:style-name="T43">Uma missiologia responsável procurará discernir e compreender tanto a mensagem bíblica primária ou original, como a situação contemporânea, fazendo uma “ponte hermenêutica”, como sugere Paul Hiebert (1999)</text:span></text:p>
      <text:list xml:id="list213526150083803" text:continue-numbering="true" text:style-name="Outline">
        <text:list-item>
          <text:h text:style-name="P91" text:outline-level="1"><text:soft-page-break/>A igreja cumprindo sua missão hoje <text:span text:style-name="T15">(Músicas, Livros, Haja luz)</text:span></text:h>
        </text:list-item>
      </text:list>
      <text:p text:style-name="P114"><text:tab/>Contextualizando a mensagem para que <text:span text:style-name="T71">mundos</text:span><text:span text:style-name="T76"> possam ser alcançados.</text:span></text:p>
      <text:list xml:id="list213524506113515" text:continue-numbering="true" text:style-name="Outline">
        <text:list-item>
          <text:h text:style-name="P92" text:outline-level="1">Como evangelizar?</text:h>
        </text:list-item>
        <text:list-item>
          <text:h text:style-name="P92" text:outline-level="1">Dicotomia <text:span text:style-name="T92">da fé cristã</text:span></text:h>
        </text:list-item>
        <text:list-item>
          <text:h text:style-name="P91" text:outline-level="1">Métodos <text:span text:style-name="T93">e ferramentas de evangelismo</text:span></text:h>
        </text:list-item>
      </text:list>
      <text:p text:style-name="P114"/>
      <text:list xml:id="list213525590054856" text:continue-numbering="true" text:style-name="Outline">
        <text:list-item>
          <text:h text:style-name="P92" text:outline-level="1"><text:span text:style-name="T95">A música: </text:span><text:span text:style-name="T96">Desde gênesis, parte da igreja</text:span></text:h>
        </text:list-item>
        <text:list-item>
          <text:h text:style-name="P92" text:outline-level="1">Livros: <text:span text:style-name="T95">Expansão das ideias protestantes</text:span></text:h>
        </text:list-item>
        <text:list-item>
          <text:h text:style-name="P92" text:outline-level="1">Teatro: <text:span text:style-name="T97">experimentando</text:span><text:span text:style-name="T95"> histórias</text:span></text:h>
        </text:list-item>
        <text:list-item>
          <text:h text:style-name="P92" text:outline-level="1">Jogos: <text:span text:style-name="T97">Participando de </text:span><text:span text:style-name="T92">histórias</text:span></text:h>
        </text:list-item>
      </text:list>
      <text:p text:style-name="P114"/>
      <text:list xml:id="list213526054506457" text:continue-numbering="true" text:style-name="Outline">
        <text:list-item>
          <text:h text:style-name="P89" text:outline-level="1">Onde está a igreja?</text:h>
        </text:list-item>
        <text:list-item>
          <text:h text:style-name="P88" text:outline-level="1">Conclusão</text:h>
        </text:list-item>
      </text:list>
      <text:p text:style-name="P75">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44">a.</text:span></text:p>
      <text:list xml:id="list213525600855221" text:continue-numbering="true" text:style-name="Outline">
        <text:list-item>
          <text:list>
            <text:list-item>
              <text:h text:style-name="Heading_20_2" text:outline-level="2">Nem isso</text:h>
            </text:list-item>
          </text:list>
        </text:list-item>
      </text:list>
      <text:p text:style-name="P35">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text:span text:style-name="T14">a comunicação é totalmente inseparável da cultura</text:span>.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213524841105371" text:continue-numbering="true" text:style-name="Outline">
        <text:list-item>
          <text:h text:style-name="P86" text:outline-level="1">A história d<text:span text:style-name="T79">O movimento missionário</text:span> – Justo gonçalves</text:h>
        </text:list-item>
      </text:list>
      <text:p text:style-name="P77">É uma história da atividade das igrejas em suas gestões de comunicar o evangelho de Jesus Cristo, dentro e fora de suas fronteiras; é uma história da extensão da fé cristã no mundo.</text:p>
      <text:p text:style-name="P36"><text:tab/></text:p>
      <text:p text:style-name="P38"><text:tab/><text:span text:style-name="T48">as “missões” têm estendido a fé cristã além das fronteiras da cristandade e dos centros onde a fé tem raízes desde os tempos antigos</text:span><text:span text:style-name="T46">. </text:span></text:p>
      <text:p text:style-name="P37"><text:tab/><text:span text:style-name="T45">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text:span><text:soft-page-break/><text:span text:style-name="T45">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75">Pesquisar sobre <text:span text:style-name="T2">Hiebert </text:span>e <text:span text:style-name="T2">John Stott</text:span></text:p>
      <text:p text:style-name="P3"/>
      <text:p text:style-name="P71">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72">Aplicações da Missiologia ao Contexto Globalizado</text:p>
      <text:p text:style-name="P73">A missiologia é multidisciplinar por natureza. <text:span text:style-name="T42">Ela não somente se deixa informar por outras disciplinas, como também dialoga, interage e coopera com elas</text:span>.</text:p>
      <text:p text:style-name="P73">A missiologia só tem sentido se for essencialmente contextual, responsiva e conectada com a integralidade da existência do ser humano, quem e onde quer que seja que este se localize.</text:p>
      <text:p text:style-name="P4"><text:tab/><text:span text:style-name="T45">O mundo de hoje e do futuro próximo, por outro lado, é também multifacetado em suas novas nuances propositivas, contornos, perguntas e necessidades. Segundo Howard Snyder, há oito aspectos que caracterizam o mundo emergente. São eles: 1) Achegada da sociedade global “online”; 2) Globalização econômica; 3) A revolução feminista; 4) O meio-ambiente em risco (aquecimento global, extinção de espécies, falta d’água potável etc.); 5) A revolução da física quântica e da genética; 6) Realidade virtual e inteligência artificial; 7) Declínio cultural e econômico dos Estados Unidos e 8) Cultura Global versus choque global de civilizações. </text:span><text:span text:style-name="T50">(Snyder 2006)</text:span></text:p>
      <text:p text:style-name="P4"><text:tab/><text:span text:style-name="T47">Essas diversas facetas demandam da missiologia respostas relevantes</text:span><text:span text:style-name="T45">. Um mundo multifacetado exige pensamento e ação missiológica multidisciplinar. Daí a necessidade de se desenvolver uma missiologia integral, tanto no pensamento teológico quanto na prática ministerial individual e comunitária.</text:span></text:p>
      <text:p text:style-name="P62"><text:tab/>A missiologia, contudo, será incapaz de sugerir à Igreja respostas pertinentes às suas ações, vida e missão no mundo, a menos que aprenda e se permita fazer exegese. Exegese é frequentemente entendida como sendo a observação ou estudo <text:soft-page-break/>crítico das raízes, significados e implicações de um texto bíblico. Não se refere, contudo, a aprender a fazer exegese do texto bíblico e de seu contexto imediato, mas também, e especialmente, do contexto enquanto realidade da qual se vive. <text:span text:style-name="T43">Uma missiologia responsável procurará discernir e compreender tanto a mensagem bíblica primária ou original, como a situação contemporânea, fazendo uma “ponte hermenêutica”, como sugere </text:span><text:span text:style-name="T10">Paul Hiebert (1999)</text:span></text:p>
      <text:p text:style-name="P6"/>
      <text:p text:style-name="P5">Hiebert<text:span text:style-name="T5">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3786701937" text:style-name="L1">
        <text:list-header>
          <text:p text:style-name="P99"><text:span text:style-name="T21">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16">(Hiebert, 1993)</text:span></text:p>
          <text:p text:style-name="P99"/>
          <text:p text:style-name="P100">missões para um mundo globalizado</text:p>
        </text:list-header>
      </text:list>
      <text:p text:style-name="P74"><text:span text:style-name="T16">–//–</text:span><text:span text:style-name="T19"> </text:span></text:p>
      <text:p text:style-name="P8"><text:tab/><text:span text:style-name="T45">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9"><text:tab/><text:span text:style-name="T45">Como perspectiva de futuro, é preciso considerar seriamente as mudanças ocorridas nos campos missionários 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span></text:p>
      <text:p text:style-name="P9">1 Co9:19-23</text:p>
      <text:p text:style-name="P10">Missões para um mundo globalizado</text:p>
      <text:p text:style-name="P6">–//–</text:p>
      <text:p text:style-name="P6"><text:s/><text:span text:style-name="T36">John Stott A missão Cristã no mundo moderno</text:span></text:p>
      <text:p text:style-name="P26"><text:tab/><text:span text:style-name="T45">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text:span text:style-name="T49"> <text:s text:c="144"/></text:span></text:p>
      <text:p text:style-name="P59"><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1"/>
      <text:p text:style-name="P15"><text:span text:style-name="T2">Definições</text:span>:</text:p>
      <text:p text:style-name="P58"><text:span text:style-name="T3">Pacto de Lausanne</text:span><text:span text:style-name="T38">: “Nos envergonhamos por tantos terem sido negligenciados; é uma reprovação constante a nós e a toda a igreja”</text:span></text:p>
      <text:p text:style-name="P12"><text:span text:style-name="T3">John Stott</text:span><text:span text:style-name="T38">: “Evangelismo não é converter pessoas, nem conquistá-las, nem trazê-as a Cristo, apesar de este realmente ser o alvo principal do evangelismo. Evangelismo é pregar o evangelho.”</text:span></text:p>
      <text:p text:style-name="P53"><text:soft-page-break/>John Stott<text:span text:style-name="T5">: “O evangelismo não pode ser definido em termos de </text:span><text:span text:style-name="T11">métodos</text:span><text:span text:style-name="T5">.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28">John Stott<text:span text:style-name="T5">: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13"/>
      <text:p text:style-name="P52">John Stott<text:span text:style-name="T5">: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1">fiel e contemporânea</text:span><text:span text:style-name="T5">. Uma combinação entre </text:span><text:span text:style-name="T11">verdade e relevância</text:span><text:span text:style-name="T5">. </text:span></text:p>
      <text:p text:style-name="P21"/>
      <text:p text:style-name="P52">Pacto de Lausanne – A natureza do evangelismo<text:span text:style-name="T5">: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5">bíblico e histórico como Salvador e Senhor, com o intuito de persuadir as pessoas a vir a ele pessoalmente e, assim, se reconciliarem com Deus” </text:span></text:p>
      <text:p text:style-name="P7">–//–</text:p>
      <text:p text:style-name="P22"/>
      <text:p text:style-name="P16">A Missão da Igreja no mundo de hoje – Billy Graham</text:p>
      <text:p text:style-name="P18"><text:span text:style-name="T2">Michael Green</text:span>: <text:span text:style-name="T45">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span></text:p>
      <text:p text:style-name="P60"><text:tab/>Mas em solo gentio era diferente. <text:span text:style-name="T39">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61"><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oft-page-break/>era praticamente inexistente a consciência de pecado), mas a servidão. Servidão às várias potestades demoníacas que mantêm o homem sob o seu controle, sobretudo o Destino (heimarmene) e a Necessidade (ananche).</text:p>
      <text:p text:style-name="P19"><text:tab/>Para as pessoas com esse problema, a encarnação de Jesus e a sua ressurreição triunfal eram pontos-chave que eram enfatizados. Na verdade, há toda uma ênfase <text:span text:style-name="T40">teológica na apresentação de Cristo como conquistador; ênfase nascida dessa maneira de encarar a Ressurreição. E ela, certamente, trouxe libertação para os pagãos, obsecados que estavam com o seu senso do demoníaco. “Estamos acima do Destino”, brada Taciano, “e em lugar dos demônios que enganam, conhecemos um Mestre que não engana.” A própria palavra “Senhor”, referida a Cristo com tanta frequência nas cartas de Paulo, pretende distingui-lo claramente dos “muitos senhores” mencionados em 1 Coríntios 8:5, que haviam mantido seus leitores sob o jugo da servidão.</text:span></text:p>
      <text:p text:style-name="P19"><text:tab/><text:span text:style-name="T40">Da mesma maneira, a ênfase se desloca do Reino de Deus, que o próprio Jesus anunciara de forma tão consistente, para a “vida eterna” ou “salvação”, palavras que veiculavam com mais clareza o sentido da mensagem de Jesus aos ouvintes gentios. A um mundo que, subjacente a tudo o que existe, Razão essa em que todos os homens, naturalmente, tomavam parte, Jesus é proclamado em 1 João (e de modo semelhante em Cl 1:15ss e Hb1:1ss) como a Razão universal de tudo o que Existe. Essa Razão era o próprio De</text:span><text:span text:style-name="T80">u</text:span><text:span text:style-name="T40">s, ativo desde a criação do mundo. Mas nem todos os homens, obviamente, participam do Logos eterno; são rebeldes, e somente os qu</text:span><text:span text:style-name="T80">e</text:span><text:span text:style-name="T40"> o recebem têm o direito de chamarem-se filhos de Deus. E assim a ideia comum nos círculos estóicos tornou-se veículo da pregação cristã.</text:span></text:p>
      <text:p text:style-name="P19"><text:tab/><text:span text:style-name="T40">Havia outros homens na Antiguidade que teriam aderido de imediato a essa ideia do Logos; homens da escola neoplatônica, que o concebiam como a ordem eterna da realidade pura, de certo modo copiada (ainda que inadequadamente) em todas as coisas boas e verdadeiras neste mundo de tempo e de espaço. “Bem,” diz João, “se é assim que pensam, permitam dizer-lhes uma coisa: só existe uma região no mundo onde o ideal se tornou real, onde o arquétipo penetrou, onde a Palavra se transformou em carne: na vida, morte e ressurreição </text:span><text:span text:style-name="T41">de Jesus Cristo.” João 1:14 é, </text:span><text:soft-page-break/><text:span text:style-name="T41">de fato, uma poderosa afirmação filosófica da “natureza absoluta” de Jesus de Nazaré.</text:span></text:p>
      <text:p text:style-name="P19"><text:tab/><text:span text:style-name="T41">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20"><text:tab/>Eu achava estranho (para não dizer coisa pior!) que Clemente de Roma, nos anos 90 do primeiro século desta era, usou a imagem da ave mitológica conhecida como fênix. Isso achava eu antes que tivesse tido a oportunidade de ver o desenho do fênix em Pompéia (cidade destruída no ano 79 da era cristã), elesse a inscrição que o pintor, anelante de imortalidade, gravou embaixo: “Ó fênix, tu és uma coisa venturosa!” Então percebi que apologista sagaz foi Clemente, relacionando a ressurreição do Senhor com o próprio símbolo da necessidade que o pintor fênix revelara. Como Paulo, Clemente se transformara em tudo para todos os homens, de maneira que, com todos os meios ao seu alcance, pudesse salvar alguns.</text:p>
      <text:p text:style-name="P20"><text:tab/>Naturalmente os primeiros cristãos cometeram dois tipos de erro na tentativa de pregar o Evangelho de maneira significativa, vinculando-o com a situação própria de cada um. O Gnosticismo, que era uma forma de salvação através do conhecimento, era fruto de uma aceitação acrítica de esquemas de referência pagãos, assim como é hoje o sincretismo. E o Ebionismo, que enfatizava a humanidade de Jesus Cristo a ponto de excluir-lhe a deidade, foi fruto da rígida determinação de pregar Jesus como “Filho de Deus” a judeus que provavelmente não poderiam ouvir aquelas palavras sem a impressão de que isso fosse blasfêmia <text:soft-page-break/>(embora outras formulações cristológicas, tão absolutas quanto essa, pudessem ter sido aceitáveis para eles).</text:p>
      <text:p text:style-name="P20"><text:tab/>Essas duas heresias cristãs do século II foram o resultado direto do relativismo transcultural acrítico num caso e, no outro, de uma insistência teimosa em empregar a “linguagem de sião”, esperando que as pessoas a compreendessem, caso não fossem endurecidas contra o Evangelho. Hoje as implicações disso são óbvias. Honest to God (Honesto para com Deus), do bispo John Robinson, foi uma legítima tentativa de comunicar a fé cristã a pessoas alienadas pela maneira com que a maioria dos pastores a pregava: as fantásticas vendas do livro mostram como um grande número de pessoas foi tocado por essa forma de aproximação. Infelizmente já não era aqui o Evangelho de Jesus Cristo o que foi comunicado (Robinson procura transmitir o Evangelho ao pretenso “homem moderno já na maioridade”, removendo o que acredita serem elementos sobrenaturais inaceitáveis).</text:p>
      <text:p text:style-name="P20"><text:tab/>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p>
      <text:p text:style-name="P16">–//–</text:p>
      <text:p text:style-name="P14">SteveTurner – Engolidos pela cultura POP p.179</text:p>
      <text:p text:style-name="P23">A cultura deve engrandecer nossas vidas. Muitas vezes ela serve para nos confortar diante da fria e difícil realidade que temos de encarar em nossas vidas agitadas e nos levar para um mundo de fantasia, mito e sonho. <text:span text:style-name="T42">“A arte lava da alma a poeira da vida cotidiana”</text:span><text:span text:style-name="T43"> – disse Picasso. Poesias, peças e pinturas podem nos mostrar ligações entre coisas que nunca descobriríamos por meio da lógica impiedosa. </text:span><text:soft-page-break/><text:span text:style-name="T43">Canções e músicas ajudam a unir pessoas e nos deixam conscientes da magnitude do significado de ser humano.</text:span></text:p>
      <text:p text:style-name="P27"/>
      <text:list xml:id="list213526053320248" text:continue-list="list213524841105371" text:style-name="Outline">
        <text:list-item>
          <text:h text:style-name="P87" text:outline-level="1">Tecnologia – reinventando nosso mundo</text:h>
        </text:list-item>
      </text:list>
      <text:p text:style-name="P39">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39"><text:tab/>Da noite para o dia, muitos dos antigos cenários da cultura popular praticamente desapareceram. A invenção do download e dos mp2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39"/>
      <text:p text:style-name="P39">[…] Novos vocabulários; Integração do virtual à nossa <text:s/>vida;</text:p>
      <text:p text:style-name="P40">Os cristãos geralmente tentam impedir o futuro, esperando que, ao resistirem à mudança, eles possam preservar um mundo que seja menos complexo e, assim, <text:soft-page-break/>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40">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40"><text:tab/>Em outras palavras, a nova tecnologia tem permitido relacionamentos que não seriam possíveis antes. Imagens cuidadosamente escolhidas e respostas 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40">[…]</text:p>
      <text:p text:style-name="P40">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text:soft-page-break/>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40"><text:tab/>A natureza dos jogos talvez afete também a maneira como as pessoas lidam com o que é real. As históri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40"><text:tab/><text:span text:style-name="T14">A narrativa de múltiplos caminhos nos videogames se encaixa no impulso pluralístico. Se nos relacionamos com o mundo por meio de nossas histórias, e nossas histórias nos mostram que a cada vez podemos jogar um jogo de forma diferente e ainda chegar ao mesmo final, será que as gerações que vivenciam as narrativas por meio dessas lentes vão eventualmente, aceitar esse modelo como realidade?</text:span></text:p>
      <text:p text:style-name="P40"><text:span text:style-name="T14"><text:tab/></text:span><text:span text:style-name="T16">Para ser sincero, a resposta de Hansen para sua própria pergunta é que ele não acha que isso vá acontecer.</text:span></text:p>
      <text:p text:style-name="P40"><text:span text:style-name="T16"><text:tab/></text:span><text:span text:style-name="T51">Outros dizem que, geralmente, os jogos falam de superioridade, resolução de problemas e vitórias, enquanto a vida cristã tem a ver com o arrependimento, obediência e vida sacrificial. Se a vida de Paulo fosse um jogo, ele não p</text:span><text:span text:style-name="T52">areceria um vencedor – nem Pedro ou João Batista. Em algum sentido, a vida tem a ver com superioridade – sobre as tentações e o “pecado que nos envolve” (Hb 12:1), </text:span><text:soft-page-break/><text:span text:style-name="T52">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41"><text:span text:style-name="T16">* </text:span><text:span text:style-name="T33">Um seguidor de Jesus pode justificar o fato de passar 40 horas por dia jogando jogos?</text:span></text:p>
      <text:list xml:id="list213525457681787" text:continue-numbering="true" text:style-name="Outline">
        <text:list-item>
          <text:list>
            <text:list-item>
              <text:h text:style-name="P96" text:outline-level="2">O que devo fazer?</text:h>
            </text:list-item>
          </text:list>
        </text:list-item>
      </text:list>
      <text:p text:style-name="P41"><text:span text:style-name="T17">[…] </text:span><text:span text:style-name="T16">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músicas, ilustradores, web designers, jornalistas, comediantes, fotógrafos ou produtores.</text:span></text:p>
      <text:p text:style-name="P33"><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42"><text:span text:style-name="T16"><text:tab/></text:span><text:span text:style-name="T17">Há um problema envolvendo os cristãos que “tomam uma decisão” em um acampamento aos 10 anos de idade e que, na verdade não seguiram teologia alguma além dos Dez Mandamentos, dos Sete Pecados Capitais ou das Quatro Leis </text:span><text:soft-page-break/><text:span text:style-name="T17">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34"><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213526158121087" text:continue-numbering="true" text:style-name="Outline">
        <text:list-item>
          <text:list>
            <text:list-item>
              <text:h text:style-name="P97" text:outline-level="2">Consumir com discernimento</text:h>
            </text:list-item>
          </text:list>
        </text:list-item>
      </text:list>
      <text:p text:style-name="P63"><text:span text:style-name="T17">C. </text:span><text:span text:style-name="T18">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17">–//–</text:p>
      <text:p text:style-name="P45"/>
      <text:list xml:id="list213525845271618" text:continue-numbering="true" text:style-name="Outline">
        <text:list-item>
          <text:h text:style-name="P94" text:outline-level="1">Jogos e religião</text:h>
        </text:list-item>
      </text:list>
      <text:p text:style-name="P51">Tradição, Mecânica e fé</text:p>
      <text:p text:style-name="P51"><text:a xlink:type="simple" xlink:href="https://www.youtube.com/watch?v=dBVb2WECSLw" text:style-name="Internet_20_link" text:visited-style-name="Visited_20_Internet_20_Link">https://www.youtube.com/watch?v=dBVb2WECSLw</text:a> <text:span text:style-name="T81">Jogos e religião I</text:span></text:p>
      <text:p text:style-name="P51"><text:a xlink:type="simple" xlink:href="https://www.youtube.com/watch?v=GRNhNHXbUmk" text:style-name="Internet_20_link" text:visited-style-name="Visited_20_Internet_20_Link">https://www.youtube.com/watch?v=GRNhNHXbUmk</text:a> <text:span text:style-name="T81">Jogos e religião II</text:span></text:p>
      <text:p text:style-name="P51"/>
      <text:p text:style-name="P64">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64">Ora, tivemos vários medidores de moralidade nos jogos. Se vamos usar esses sistemas binários, será que não seria um pouco mais interessante se utilizássemos algo como: Fé e Ceticismo, ao invés de utilizar um simplesmedidor do bem e do mal.</text:p>
      <text:p text:style-name="P65"><text:span text:style-name="T68">Por que nunca ninguém parece interessado em tocar no conceito de fé nos jogos? Como esse pode ser </text:span><text:span text:style-name="T69">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70">crença</text:span><text:span text:style-name="T65">. Todo sistema lógico, por necessidade, </text:span><text:span text:style-name="T73">tem</text:span><text:span text:style-name="T65"> que começar com um grupo de </text:span><text:span text:style-name="T73">postulados (axiomas) que são aceitos em fé</text:span><text:span text:style-name="T65">. Toda matemática é construida dessa forma. Assim como, toda ciência depende, não de prova exaustiva, mas em ser “a coisa mais lucrativa que ainda não tem provas de estar errada”.</text:span></text:p>
      <text:p text:style-name="P66"><text:span text:style-name="T63">Hoje, por causa da interatividade dos jogos, talvez tenhamos o melhor método que já houve </text:span><text:span text:style-name="T66">para explorar </text:span><text:span text:style-name="T74">fé</text:span><text:span text:style-name="T66"> de uma maneira honesta e aberta. Não impondo sobre as pessoas o que elas devem fazer, mas verdadeiramente permitindo que as pessoas </text:span><text:soft-page-break/><text:span text:style-name="T66">desenvolvam o conceito por si mesmas. Talvez, esse seja </text:span><text:span text:style-name="T74">o</text:span><text:span text:style-name="T66"> principal meio onde a comunidade dos jogos possa, poderemos olhar o mundo com as lentes do outro ao invés de insistir em dizer uns aos outros quem está certo e quem está errado.</text:span></text:p>
      <text:p text:style-name="P67"><text:span text:style-name="T66">E</text:span><text:span text:style-name="T63">ntão, não podemos rejeitar </text:span><text:span text:style-name="T72">fé</text:span><text:span text:style-name="T63"> como um tópico a ser explorado nos jogos. Assim como não podemos ter medo de críticas também. Pois, qualquer um que rejeitar uma exploração séria e transparente de fé, só porque está em um jogo, provavelmente nem compraria o jogo de qualquer form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1</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10H22M34S</meta:editing-duration>
    <meta:editing-cycles>30</meta:editing-cycles>
    <meta:generator>LibreOffice/6.4.7.2$Linux_X86_64 LibreOffice_project/40$Build-2</meta:generator>
    <dc:date>2021-11-14T21:35:24.307373269</dc:date>
    <meta:document-statistic meta:table-count="0" meta:image-count="5" meta:object-count="0" meta:page-count="31" meta:paragraph-count="188" meta:word-count="8172" meta:character-count="52187" meta:non-whitespace-character-count="43830"/>
    <meta:template xlink:type="simple" xlink:actuate="onRequest" xlink:title="CTM" xlink:href="../../../../Templates/CTM.ott" meta:date="2021-11-04T11:03:52.770834326"/>
  </office:meta>
</office:document-meta>
</file>